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99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text-properties style:text-line-through-style="solid"/>
    </style:style>
    <style:style style:name="T1" style:family="text">
      <style:text-properties fo:color="#008000"/>
    </style:style>
    <style:style style:name="T2" style:family="text">
      <style:text-properties style:text-position="super 58%"/>
    </style:style>
    <style:style style:name="T3" style:family="text">
      <style:text-properties fo:background-color="#ffcc9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gt;OK – this code makes one column-list correctly for any size of square list:</text:p>
      <text:p text:style-name="Standard"/>
      <text:p text:style-name="P1">list=[[1,2,3],[2,3,4],[3,4,1]]</text:p>
      <text:p text:style-name="P1"/>
      <text:p text:style-name="P1"><text:tab/>def get_column(list):</text:p>
      <text:p text:style-name="P1"><text:tab/><text:span text:style-name="T1">#note that this has been modified to take the square list as an input, rather than a number – <text:tab/>#the question stipulates list as input</text:span></text:p>
      <text:p text:style-name="P1"><text:tab/><text:tab/>row = 0</text:p>
      <text:p text:style-name="P1"><text:tab/><text:tab/>column = 0</text:p>
      <text:p text:style-name="P1"><text:tab/><text:tab/>single_column_list = []</text:p>
      <text:p text:style-name="P1"><text:tab/><text:tab/>while row &lt; len(list):</text:p>
      <text:p text:style-name="P1"><text:tab/><text:tab/><text:tab/>single_column_list.append(list[row][column])</text:p>
      <text:p text:style-name="P1"><text:tab/><text:tab/><text:tab/>row=row+1</text:p>
      <text:p text:style-name="P1"><text:tab/><text:tab/>return single_column_list </text:p>
      <text:p text:style-name="P1"/>
      <text:p text:style-name="P1"><text:tab/>get_column(list)</text:p>
      <text:p text:style-name="Standard"/>
      <text:p text:style-name="Standard">&gt;output of the code above is [1,2,3]</text:p>
      <text:p text:style-name="Standard">&gt;however, it can only make the first column list – i.e., a list of the 0<text:span text:style-name="T2">th</text:span> places for every list-items – <text:tab/>because column is set to 0 and never changes</text:p>
      <text:p text:style-name="Standard"><text:tab/>**when row=1 in this code, the output is [2,3], and when row=2, the output is [3]</text:p>
      <text:p text:style-name="Standard"><text:tab/>**this makes sense given the code, but it suggests that get_all_columns should not focus on <text:tab/><text:tab/>tweaking the value of row<text:tab/></text:p>
      <text:p text:style-name="Standard"><text:tab/>** The above is especially true given that if I set column=1, output is [2,3,4], and if I set <text:tab/><text:tab/>column=2, output is [3,4,1]</text:p>
      <text:p text:style-name="Standard"><text:tab/>** ROW is the value I want to make the single-column loop run, but a single cycle (i.e., the <text:tab/><text:tab/>creation of a single column-list) maxes that test expression out</text:p>
      <text:p text:style-name="Standard"/>
      <text:p text:style-name="Standard">&gt;the <text:span text:style-name="T4">behavior</text:span> I want to see for the procedure get_all_columns is:</text:p>
      <text:p text:style-name="Standard"><text:tab/>&gt;&gt; run through the a round of get_column to create the list of 0<text:span text:style-name="T2">th</text:span>-position items</text:p>
      <text:p text:style-name="Standard"><text:tab/>&gt;&gt; append this list AS A LIST to another list, a list that will eventually be a list of all the <text:tab/><text:tab/>columns (each element of which will be an n-element list)</text:p>
      <text:p text:style-name="Standard"><text:tab/>&gt;&gt; increase the column number</text:p>
      <text:p text:style-name="Standard"><text:tab/>&gt;&gt;run through the cycles need to create a list of the 1<text:span text:style-name="T2">st</text:span>-position items</text:p>
      <text:p text:style-name="Standard"><text:tab/>&gt;&gt;append this list of 1<text:span text:style-name="T2">st</text:span>-place items to the list of all columns . . . etc.</text:p>
      <text:p text:style-name="Standard"><text:tab/>&gt;&gt;eventually return a list of all columns, which I can compare to the “rows” of the original <text:tab/><text:tab/>list </text:p>
      <text:p text:style-name="Standard"/>
      <text:p text:style-name="Standard"/>
      <text:p text:style-name="Standard">&gt;once I have a finished all_columns_list, I want to compare each item in that to the corresponding <text:tab/>item in the original list – I need some kind of loop that keeps going when <text:tab/><text:tab/><text:tab/><text:tab/>list[0]==all_columns_list[0], list[1]==all_columns_list[1], etc. . . </text:p>
      <text:p text:style-name="Standard"><text:tab/><text:tab/>&gt;&gt; returns False if any don't match, otherwise returns True</text:p>
      <text:p text:style-name="Standard"><text:tab/><text:tab/>&gt;&gt;This will compare a square list correctly, for both true and false cases: </text:p>
      <text:p text:style-name="Standard"><text:tab/><text:tab/><text:tab/><text:span text:style-name="T3">list=[[1,2,3],[2,3,4],[3,4,1]]</text:span></text:p>
      <text:p text:style-name="P1"><text:tab/><text:tab/><text:tab/>all_columns_list=[[1,2,3],[2,3,4],[3,4,1]]</text:p>
      <text:p text:style-name="P1"><text:tab/><text:tab/><text:tab/>def list_compare(list1,list2):</text:p>
      <text:p text:style-name="P1"><text:s text:c="4"/><text:tab/><text:tab/><text:tab/><text:tab/>position = 0</text:p>
      <text:p text:style-name="P1"><text:s text:c="4"/><text:tab/><text:tab/><text:tab/><text:tab/>while list1[position] == list2[position]:</text:p>
      <text:p text:style-name="P1"><text:s text:c="7"/><text:tab/><text:tab/><text:tab/><text:tab/><text:tab/>position = position+1</text:p>
      <text:p text:style-name="P1"><text:s text:c="8"/><text:tab/><text:tab/><text:tab/><text:tab/><text:tab/>if position == len(list):</text:p>
      <text:p text:style-name="P1"><text:s text:c="12"/><text:tab/><text:tab/><text:tab/><text:tab/><text:tab/>return True</text:p>
      <text:p text:style-name="P1"><text:soft-page-break/><text:s text:c="4"/><text:tab/><text:tab/><text:tab/><text:tab/>else:</text:p>
      <text:p text:style-name="P1"><text:s text:c="8"/><text:tab/><text:tab/><text:tab/><text:tab/><text:tab/>return False</text:p>
      <text:p text:style-name="P1"><text:s text:c="4"/></text:p>
      <text:p text:style-name="P1"><text:tab/><text:tab/><text:tab/>print list_compare(list,all_columns_list)</text:p>
      <text:p text:style-name="P2"><text:tab/>&gt;&gt;Note that for the square-lists problem, the row list and the columns list should be <text:tab/><text:tab/><text:tab/>identical in full, so this could be done more simply by:</text:p>
      <text:p text:style-name="P2"><text:tab/><text:tab/><text:tab/>def list_compare(list1,list2):</text:p>
      <text:p text:style-name="P2"><text:tab/><text:tab/><text:tab/><text:tab/>if list1 != list2:</text:p>
      <text:p text:style-name="P2"><text:s text:c="2"/><text:tab/><text:tab/><text:tab/><text:tab/><text:tab/>return False</text:p>
      <text:p text:style-name="P2"><text:tab/><text:tab/><text:tab/><text:tab/>else: </text:p>
      <text:p text:style-name="P2"><text:tab/><text:tab/><text:tab/><text:tab/><text:tab/>return x==y</text:p>
      <text:p text:style-name="P2"><text:tab/>&gt;&gt; or better yet:</text:p>
      <text:p text:style-name="P2"><text:tab/><text:tab/><text:tab/>def list_compare(list1,list2):</text:p>
      <text:p text:style-name="P2"><text:tab/><text:tab/><text:tab/><text:tab/>return list1==list2</text:p>
      <text:p text:style-name="P2"><text:tab/>&gt;&gt;I think a version of the more complex item-by-item comparison above might be useful for <text:tab/><text:tab/>the sudoku problem, thoug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2T15:16:50.68</meta:creation-date>
    <meta:generator>OpenOffice.org/3.3$Win32 OpenOffice.org_project/330m20$Build-9567</meta:generator>
    <dc:date>2012-06-22T20:21:23.89</dc:date>
    <meta:editing-duration>PT5H4M23S</meta:editing-duration>
    <meta:editing-cycles>25</meta:editing-cycles>
    <meta:document-statistic meta:table-count="0" meta:image-count="0" meta:object-count="0" meta:page-count="2" meta:paragraph-count="50" meta:word-count="445" meta:character-count="2883"/>
  </office:meta>
</office:document-meta>
</file>